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0.9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layer="layout" svg:width="4.58cm" svg:height="1.185cm" svg:x="8.594cm" svg:y="14.625cm">
          <draw:text-box>
            <text:p><text:a xlink:href="mailto:mail@example.com" xlink:type="simple">mail example</text:a></text:p>
          </draw:text-box>
        </draw:frame>
        <draw:custom-shape draw:style-name="gr2" draw:text-style-name="P1" draw:layer="layout" svg:width="9cm" svg:height="8.5cm" svg:x="3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7.5cm" svg:x="9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15:54</meta:creation-date>
    <dc:date>2013-03-09T18:19:29</dc:date>
    <meta:editing-duration>PT2M23S</meta:editing-duration>
    <meta:editing-cycles>2</meta:editing-cycles>
    <meta:generator>LibreOffice/3.6$Linux_x86 LibreOffice_project/360m1$Build-304</meta:generator>
    <meta:document-statistic meta:object-count="3"/>
  </office:meta>
</office:document-meta>
</file>